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color="#b2b2b2" fo:font-size="66pt" style:font-size-asian="66pt" style:font-size-complex="6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Psuedo One-Sided Rectangular Layouts</text:p>
          </draw:text-box>
        </draw:frame>
        <draw:frame presentation:style-name="pr2" draw:text-style-name="P1" draw:layer="layout" svg:width="25.199cm" svg:height="12.179cm" svg:x="1.4cm" svg:y="4.914cm" presentation:class="subtitle" presentation:user-transformed="true">
          <draw:text-box>
            <text:p>By Sander Beekhui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12.179cm" svg:x="1.4cm" svg:y="4.914cm" presentation:class="outline">
          <draw:text-box>
            <text:p text:style-name="P2"><text:span text:style-name="T1">Problem</text:span></text:p>
            <text:p text:style-name="P2"><text:span text:style-name="T2">Results</text:span></text:p>
            <text:p text:style-name="P2"><text:span text:style-name="T2">Goal</text:span></text:p>
            <text:list text:style-name="L2">
              <text:list-header>
                <text:p/>
              </text:list-header>
            </text:list>
          </draw:text-box>
        </draw:frame>
        <draw:frame presentation:style-name="pr1" draw:layer="layout" svg:width="25.199cm" svg:height="3.506cm" svg:x="1.4cm" svg:y="0.837cm" presentation:class="title" presentation:user-transformed="true">
          <draw:text-box>
            <text:p>Structure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What is a rectangular dual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Subdivison of a rectangle into interior disjoint rectangl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pplication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rea-universal layout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07T12:38:08.917470519</meta:creation-date>
    <dc:date>2016-12-07T13:34:40.802684998</dc:date>
    <meta:editing-duration>PT38M5S</meta:editing-duration>
    <meta:editing-cycles>4</meta:editing-cycles>
    <meta:generator>LibreOffice/5.1.4.2$Linux_X86_64 LibreOffice_project/10m0$Build-2</meta:generator>
    <meta:document-statistic meta:object-count="41"/>
  </office:meta>
</office:document-meta>
</file>